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Object 3/content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meta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13aa27" officeooo:paragraph-rsid="0013aa27"/>
    </style:style>
    <style:style style:name="P2" style:family="paragraph" style:parent-style-name="Standard">
      <style:paragraph-properties fo:text-align="center" style:justify-single-word="false"/>
      <style:text-properties officeooo:rsid="0013aa27" officeooo:paragraph-rsid="0013aa27"/>
    </style:style>
    <style:style style:name="P3" style:family="paragraph" style:parent-style-name="Standard">
      <style:text-properties fo:font-style="italic" officeooo:rsid="0013aa27" officeooo:paragraph-rsid="001b13f1" style:font-style-asian="italic" style:font-style-complex="italic"/>
    </style:style>
    <style:style style:name="P4" style:family="paragraph" style:parent-style-name="Standard">
      <style:text-properties officeooo:rsid="0013e92a" officeooo:paragraph-rsid="0013e92a"/>
    </style:style>
    <style:style style:name="P5" style:family="paragraph" style:parent-style-name="Standard">
      <style:text-properties officeooo:rsid="0014255a" officeooo:paragraph-rsid="0014255a"/>
    </style:style>
    <style:style style:name="P6" style:family="paragraph" style:parent-style-name="Standard">
      <style:text-properties officeooo:rsid="001455ee" officeooo:paragraph-rsid="001455ee"/>
    </style:style>
    <style:style style:name="P7" style:family="paragraph" style:parent-style-name="Standard">
      <style:text-properties officeooo:rsid="001863e2" officeooo:paragraph-rsid="0014255a"/>
    </style:style>
    <style:style style:name="P8" style:family="paragraph" style:parent-style-name="Standard">
      <style:text-properties officeooo:rsid="001863e2" officeooo:paragraph-rsid="001a9758"/>
    </style:style>
    <style:style style:name="P9" style:family="paragraph" style:parent-style-name="Standard">
      <style:text-properties officeooo:rsid="001863e2" officeooo:paragraph-rsid="001ab399"/>
    </style:style>
    <style:style style:name="P10" style:family="paragraph" style:parent-style-name="Standard">
      <style:text-properties officeooo:rsid="001a0601" officeooo:paragraph-rsid="001a0601"/>
    </style:style>
    <style:style style:name="P11" style:family="paragraph" style:parent-style-name="Standard">
      <style:text-properties officeooo:rsid="001a0601" officeooo:paragraph-rsid="001a9758"/>
    </style:style>
    <style:style style:name="P12" style:family="paragraph" style:parent-style-name="Standard">
      <style:text-properties officeooo:rsid="001ab399" officeooo:paragraph-rsid="001ab399"/>
    </style:style>
    <style:style style:name="P13" style:family="paragraph" style:parent-style-name="Standard">
      <style:text-properties officeooo:rsid="001ab399" officeooo:paragraph-rsid="001b074e"/>
    </style:style>
    <style:style style:name="P14" style:family="paragraph" style:parent-style-name="Standard">
      <style:text-properties officeooo:rsid="001b074e" officeooo:paragraph-rsid="001b074e"/>
    </style:style>
    <style:style style:name="P15" style:family="paragraph" style:parent-style-name="Standard">
      <style:text-properties officeooo:rsid="001b074e" officeooo:paragraph-rsid="001ab399"/>
    </style:style>
    <style:style style:name="P16" style:family="paragraph" style:parent-style-name="Standard">
      <style:text-properties officeooo:rsid="001b13f1" officeooo:paragraph-rsid="001b13f1"/>
    </style:style>
    <style:style style:name="P17" style:family="paragraph" style:parent-style-name="Standard">
      <style:text-properties officeooo:rsid="001a9758" officeooo:paragraph-rsid="001a9758"/>
    </style:style>
    <style:style style:name="P18" style:family="paragraph" style:parent-style-name="Standard">
      <style:text-properties officeooo:rsid="001a9758" officeooo:paragraph-rsid="001ab399"/>
    </style:style>
    <style:style style:name="P19" style:family="paragraph" style:parent-style-name="Standard">
      <style:paragraph-properties fo:break-before="page"/>
      <style:text-properties officeooo:rsid="0014255a" officeooo:paragraph-rsid="0014255a"/>
    </style:style>
    <style:style style:name="P20" style:family="paragraph" style:parent-style-name="Standard">
      <style:paragraph-properties fo:break-before="page"/>
      <style:text-properties officeooo:rsid="001ab399" officeooo:paragraph-rsid="001ab399"/>
    </style:style>
    <style:style style:name="P21" style:family="paragraph" style:parent-style-name="Title">
      <style:text-properties officeooo:rsid="0013aa27" officeooo:paragraph-rsid="0013aa27"/>
    </style:style>
    <style:style style:name="P22" style:family="paragraph" style:parent-style-name="Standard" style:list-style-name="L1">
      <style:text-properties officeooo:rsid="001455ee" officeooo:paragraph-rsid="001455ee"/>
    </style:style>
    <style:style style:name="T1" style:family="text">
      <style:text-properties officeooo:rsid="0013e92a"/>
    </style:style>
    <style:style style:name="T2" style:family="text">
      <style:text-properties style:text-position="super 58%"/>
    </style:style>
    <style:style style:name="T3" style:family="text">
      <style:text-properties officeooo:rsid="001a0601"/>
    </style:style>
    <style:style style:name="T4" style:family="text">
      <style:text-properties officeooo:rsid="001a9758"/>
    </style:style>
    <style:style style:name="T5" style:family="text">
      <style:text-properties officeooo:rsid="001b074e"/>
    </style:style>
    <style:style style:name="T6" style:family="text">
      <style:text-properties officeooo:rsid="001b13f1"/>
    </style:style>
    <style:style style:name="T7" style:family="text">
      <style:text-properties officeooo:rsid="001ba39d"/>
    </style:style>
    <style:style style:name="T8" style:family="text">
      <style:text-properties officeooo:rsid="001dfeaa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Matrix Tangent Space</text:p>
      <text:p text:style-name="P2">by Sven Nilsen, 2020</text:p>
      <text:p text:style-name="P1"/>
      <text:p text:style-name="P3">In this paper I explain how to use matrix tanget space with dual numbers to solve problems,</text:p>
      <text:p text:style-name="P3">using inversion <text:span text:style-name="T6">of a `2 ⨯ 2` matrix </text:span>as an example.</text:p>
      <text:p text:style-name="P1"/>
      <text:p text:style-name="P6">T<text:span text:style-name="T8">his procedure can be followed to</text:span> use matrix tangent space <text:span text:style-name="T8">to solve problems</text:span>:</text:p>
      <text:p text:style-name="P6"/>
      <text:list xml:id="list3147672049661617245" text:style-name="L1">
        <text:list-item>
          <text:p text:style-name="P22">Express the problem in the form `A(B) = 0` where `B` is an unknown matrix</text:p>
        </text:list-item>
        <text:list-item>
          <text:p text:style-name="P22">Set up the equation `det(A(B)) = 0`</text:p>
        </text:list-item>
        <text:list-item>
          <text:p text:style-name="P22">Insert dual numbers for components of the unknown matrix `B`</text:p>
        </text:list-item>
        <text:list-item>
          <text:p text:style-name="P22">Separate dual components into its own equation</text:p>
        </text:list-item>
        <text:list-item>
          <text:p text:style-name="P22">Isolate dual coefficients</text:p>
        </text:list-item>
        <text:list-item>
          <text:p text:style-name="P22">Separate equations associated with dual coefficients</text:p>
        </text:list-item>
        <text:list-item>
          <text:p text:style-name="P22">Solve equations <text:span text:style-name="T5">and</text:span> translate into matrix form</text:p>
        </text:list-item>
      </text:list>
      <text:p text:style-name="P1"/>
      <text:p text:style-name="P1">Assume that one wants to find the inverse of a matrix `M`:</text:p>
      <text:p text:style-name="P1"/>
      <text:p text:style-name="P1"><draw:frame draw:style-name="fr1" draw:name="Object1" text:anchor-type="as-char" svg:y="-0.2689in" svg:width="0.839in" svg:height="0.439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The inverse matrix `M<text:span text:style-name="T2">-1</text:span>` has the following property:</text:p>
      <text:p text:style-name="P4"/>
      <text:p text:style-name="P4"><text:tab/>M<text:span text:style-name="T2">-1</text:span>M = I</text:p>
      <text:p text:style-name="P4"/>
      <text:p text:style-name="P4">From this one can create an equation for the inverse:</text:p>
      <text:p text:style-name="P4"/>
      <text:p text:style-name="P4"><text:tab/>det(M<text:span text:style-name="T2">-1</text:span>M – I) = 0</text:p>
      <text:p text:style-name="P4"/>
      <text:p text:style-name="P4"><draw:frame draw:style-name="fr1" draw:name="Object2" text:anchor-type="as-char" svg:y="-0.2689in" svg:width="3.4055in" svg:height="0.4398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4"/>
      <text:p text:style-name="P4"><draw:frame draw:style-name="fr1" draw:name="Object3" text:anchor-type="as-char" svg:y="-0.2689in" svg:width="2.8819in" svg:height="0.4398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4"/>
      <text:p text:style-name="P4">The determinant of this matrix is the following:</text:p>
      <text:p text:style-name="P4"/>
      <text:p text:style-name="P4"><text:tab/>(a’a + b’<text:span text:style-name="T3">c</text:span> – 1)(c’b + d’d – 1) – (a’b + b’d)(c’a + d’c)</text:p>
      <text:p text:style-name="P4"/>
      <text:p text:style-name="P10">Solving:</text:p>
      <text:p text:style-name="P10"/>
      <text:p text:style-name="P11"><text:tab/><text:span text:style-name="T4">aa’dd’ – aa’ – d’d </text:span>+ <text:span text:style-name="T4">bb’</text:span>c<text:span text:style-name="T1">c’ – b’</text:span>c – <text:span text:style-name="T4">bc’ – a’bcd’ – ab’c’d + 1</text:span></text:p>
      <text:p text:style-name="P4"/>
      <text:p text:style-name="P5"/>
      <text:p text:style-name="P19">Insert dual numbers for elements of the inverse <text:span text:style-name="T4">matrix</text:span>, e.g. `a’ =&gt; (a’ + Δa’ε)`:</text:p>
      <text:p text:style-name="P7"/>
      <text:p text:style-name="P8"><text:tab/><text:span text:style-name="T5">a(a’ + Δa’ε)d(d’ + Δd’ε) – a(a’ + Δa’ε) – (d’ + Δd’ε)d +</text:span></text:p>
      <text:p text:style-name="P17"><text:tab/>b(b’ + Δb’ε)c(c’ + Δc’ε) – (b’ + Δb’ε)c – b(c’ + Δc’ε) –</text:p>
      <text:p text:style-name="P17"><text:tab/>(a’ + Δa’ε)bc(d’ + Δd’ε) – a(b’ + Δb’ε)(c’ + Δc’ε)d + 1</text:p>
      <text:p text:style-name="P8"/>
      <text:p text:style-name="P8"><text:tab/><text:span text:style-name="T4">(aa’d + adΔa’ε)(d’ + Δd’ε) – (aa’ + aΔa’ε) – (dd’ + dΔd’ε) +</text:span></text:p>
      <text:p text:style-name="P17"><text:tab/>(bb’c + bcΔb’ε)(c’ + Δc’ε) – (cb’ + cΔb’ε) – (bc’ + bΔc’ε) –</text:p>
      <text:p text:style-name="P17"><text:tab/>(a’bc + bcΔa’ε)(d’ + Δd’ε) – (ab’d + adΔb’ε)(c’ + Δc’ε) + 1</text:p>
      <text:p text:style-name="P8"/>
      <text:p text:style-name="P8"><text:tab/><text:span text:style-name="T4">((aa’d + dΔa’ε)d’ + (aa’d + dΔa’ε)Δd’ε) – (aa’ + aΔa’ε) – (dd’ + dΔd’ε) +</text:span></text:p>
      <text:p text:style-name="P17"><text:tab/>((bb’c + bcΔb’ε)c’ + (bb’c + bcΔb’ε)Δc’ε) – (cb’ + cΔb’ε) – (bc’ + bΔc’ε) –</text:p>
      <text:p text:style-name="P17"><text:tab/>((a’bc + bcΔa’ε)d’ + (a’bc + bcΔa’ε)Δd’ε) – ((ab’d + adΔb’ε)c’ + (ab’d + adΔb’ε)Δc’ε) + 1</text:p>
      <text:p text:style-name="P8"/>
      <text:p text:style-name="P8"><text:tab/><text:span text:style-name="T4">(aa’dd’ + add’Δa’ε + a’dΔd’ε) – (aa’ + aΔa’ε) – (dd’ + dΔd’ε) +</text:span></text:p>
      <text:p text:style-name="P17"><text:tab/>(bb’cc’ + bcc’Δb’ε + bb’cΔc’ε) – (cb’ + cΔb’ε) – (bc’ + bΔc’ε) –</text:p>
      <text:p text:style-name="P17"><text:tab/>(a’bcd’ + bcd’Δa’ε + a’bcΔd’ε) – (ab’c’d + adc’Δb’ε + ab’dΔc’ε) + 1</text:p>
      <text:p text:style-name="P8"/>
      <text:p text:style-name="P12">Separate dual components into its own equation <text:span text:style-name="T5">to get the matrix tangent space</text:span>:</text:p>
      <text:p text:style-name="P12"/>
      <text:p text:style-name="P12"><text:tab/><text:span text:style-name="T4">(add’Δa’ + aa’dΔd’) – aΔa’ – dΔd’ +</text:span></text:p>
      <text:p text:style-name="P18"><text:tab/>(bcc’Δb’ + bb’cΔc’) – cΔb’ – bΔc’ –</text:p>
      <text:p text:style-name="P18"><text:tab/>(bcd’Δa’ + a’bcΔd’) – (adc’Δb’ + ab’dΔc’)</text:p>
      <text:p text:style-name="P9"/>
      <text:p text:style-name="P12">Isolate dual coefficients:</text:p>
      <text:p text:style-name="P12"/>
      <text:p text:style-name="P12"><text:tab/><text:span text:style-name="T5">add’Δa’ + aa’dΔd’ – aΔa’ – dΔd’ +</text:span></text:p>
      <text:p text:style-name="P18"><text:tab/>bcc’Δb’ + bb’cΔc’ – cΔb’ – bΔc’ –</text:p>
      <text:p text:style-name="P18"><text:tab/>bcd’Δa’ – a’bcΔd’ – adc’Δb’ – ab’dΔc’</text:p>
      <text:p text:style-name="P9"/>
      <text:p text:style-name="P12"><text:tab/><text:span text:style-name="T5">add’Δa’ – aaΔa’ – bcd’Δa’ </text:span>+</text:p>
      <text:p text:style-name="P12"><text:tab/><text:span text:style-name="T4">bcc’Δb’ – cΔb’ <text:s/>– adc’Δb’ </text:span>+</text:p>
      <text:p text:style-name="P18"><text:tab/>bb’cΔc’ – bΔc’ – ab’dΔc’ +</text:p>
      <text:p text:style-name="P18"><text:tab/><text:span text:style-name="T7">a</text:span>a’dΔd’ – dΔd’ – a’bcΔd’</text:p>
      <text:p text:style-name="P12"/>
      <text:p text:style-name="P12"><text:tab/><text:span text:style-name="T4">Δa’</text:span>(<text:span text:style-name="T5">add’ – a – bcd’</text:span>)<text:span text:style-name="T4"> </text:span>+</text:p>
      <text:p text:style-name="P12"><text:tab/><text:span text:style-name="T4">Δb’</text:span>(<text:span text:style-name="T4">bcc’ – c <text:s/>– adc’</text:span>)<text:span text:style-name="T4"> </text:span>+</text:p>
      <text:p text:style-name="P18"><text:tab/>Δc’(bb’c – b – ab’d) +</text:p>
      <text:p text:style-name="P12"><text:span text:style-name="T4"><text:tab/>Δd’</text:span>(<text:span text:style-name="T7">aa’d – d – a’bc</text:span>)</text:p>
      <text:p text:style-name="P15"/>
      <text:p text:style-name="P12">Separate equations associated with dual coefficients:</text:p>
      <text:p text:style-name="P12"/>
      <text:p text:style-name="P12"><text:tab/><text:span text:style-name="T5">add’ – a – bcd’ </text:span>= 0</text:p>
      <text:p text:style-name="P12"><text:tab/><text:span text:style-name="T4">bcc’ – c <text:s/>– adc’ </text:span>= 0</text:p>
      <text:p text:style-name="P12"><text:tab/><text:span text:style-name="T4">bb’c – b – ab’d </text:span>= 0</text:p>
      <text:p text:style-name="P12"><text:tab/><text:span text:style-name="T7">aa’d – d – a’bc </text:span>= 0</text:p>
      <text:p text:style-name="P12"/>
      <text:p text:style-name="P20"><text:span text:style-name="T5">Solve equations and t</text:span>ranslate into matrix form:</text:p>
      <text:p text:style-name="P12"/>
      <text:p text:style-name="P12"><text:tab/><text:span text:style-name="T5">add’ – a – bcd’ </text:span>= 0</text:p>
      <text:p text:style-name="P12"><text:tab/><text:span text:style-name="T5">d’ = a / (ad – bc) = a / det</text:span></text:p>
      <text:p text:style-name="P12"/>
      <text:p text:style-name="P13"><text:tab/><text:span text:style-name="T4">bcc’ – c <text:s/>– adc’ </text:span>= 0</text:p>
      <text:p text:style-name="P13"><text:tab/><text:span text:style-name="T5">c’ = -c / (ad – bc) = -c / det</text:span></text:p>
      <text:p text:style-name="P13"/>
      <text:p text:style-name="P13"><text:tab/><text:span text:style-name="T4">bb’c – b – ab’d </text:span>= 0</text:p>
      <text:p text:style-name="P13"><text:tab/><text:span text:style-name="T5">b’ = -b / (ad / bc) = -b / det</text:span></text:p>
      <text:p text:style-name="P13"/>
      <text:p text:style-name="P13"><text:tab/><text:span text:style-name="T7">aa’d – d – a’bc </text:span>= 0</text:p>
      <text:p text:style-name="P13"><text:tab/><text:span text:style-name="T5">a’ = d / (ad – bc) = d / det</text:span></text:p>
      <text:p text:style-name="P13"/>
      <text:p text:style-name="P14">In matrix form this becomes:</text:p>
      <text:p text:style-name="P13"/>
      <text:p text:style-name="P13"><draw:frame draw:style-name="fr1" draw:name="Object4" text:anchor-type="as-char" svg:y="-0.2689in" svg:width="1.8417in" svg:height="0.4398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3"/>
      <text:p text:style-name="P16">Qed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7T07:22:13.824254000</meta:creation-date>
    <dc:date>2020-04-17T09:45:44.308752000</dc:date>
    <meta:editing-duration>PT7M36S</meta:editing-duration>
    <meta:editing-cycles>4</meta:editing-cycles>
    <meta:generator>LibreOffice/5.1.2.2$MacOSX_X86_64 LibreOffice_project/d3bf12ecb743fc0d20e0be0c58ca359301eb705f</meta:generator>
    <meta:document-statistic meta:table-count="0" meta:image-count="0" meta:object-count="4" meta:page-count="3" meta:paragraph-count="70" meta:word-count="520" meta:character-count="2781" meta:non-whitespace-character-count="2205"/>
  </office:meta>
</office:document-meta>
</file>

<file path=Object 1/content.xml><?xml version="1.0" encoding="utf-8"?>
<math xmlns="http://www.w3.org/1998/Math/MathML" display="block">
  <semantics>
    <mrow>
      <mi>M</mi>
      <mo stretchy="false">=</mo>
      <mrow>
        <mo fence="true" stretchy="true">(</mo>
        <mrow>
          <mtable>
            <mtr>
              <mtd>
                <mi>a</mi>
              </mtd>
              <mtd>
                <mi>b</mi>
              </mtd>
            </mtr>
            <mtr>
              <mtd>
                <mi>c</mi>
              </mtd>
              <mtd>
                <mi>d</mi>
              </mtd>
            </mtr>
          </mtable>
        </mrow>
        <mo fence="true" stretchy="true">)</mo>
      </mrow>
    </mrow>
    <annotation encoding="StarMath 5.0">M = left ( matrix { a # b ## c # d } right )</annotation>
  </semantics>
</math>
</file>

<file path=Object 2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row>
        <mi>M</mi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</mrow>
                </mtd>
                <mtd>
                  <mrow>
                    <mi>b</mi>
                    <mi>'</mi>
                  </mrow>
                </mtd>
              </mtr>
              <mtr>
                <mtd>
                  <mrow>
                    <mi>c</mi>
                    <mi>'</mi>
                  </mrow>
                </mtd>
                <mtd>
                  <mrow>
                    <mi>d</mi>
                    <mi>'</mi>
                  </mrow>
                </mtd>
              </mtr>
            </mtable>
          </mrow>
          <mo fence="true" stretchy="true">)</mo>
        </mrow>
      </mrow>
      <mrow>
        <mrow>
          <mo fence="true" stretchy="true">(</mo>
          <mrow>
            <mtable>
              <mtr>
                <mtd>
                  <mi>a</mi>
                </mtd>
                <mtd>
                  <mi>b</mi>
                </mtd>
              </mtr>
              <mtr>
                <mtd>
                  <mi>c</mi>
                </mtd>
                <mtd>
                  <mi>d</mi>
                </mtd>
              </mtr>
            </mtable>
          </mrow>
          <mo fence="true" stretchy="true">)</mo>
        </mrow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  <mrow>
                      <mi>a</mi>
                      <mo stretchy="false">+</mo>
                      <mi>b</mi>
                    </mrow>
                    <mi>'</mi>
                    <mi>c</mi>
                  </mrow>
                </mtd>
                <mtd>
                  <mrow>
                    <mi>a</mi>
                    <mi>'</mi>
                    <mrow>
                      <mi>b</mi>
                      <mo stretchy="false">+</mo>
                      <mi>b</mi>
                    </mrow>
                    <mi>'</mi>
                    <mi>d</mi>
                  </mrow>
                </mtd>
              </mtr>
              <mtr>
                <mtd>
                  <mrow>
                    <mi>c</mi>
                    <mi>'</mi>
                    <mrow>
                      <mi>a</mi>
                      <mo stretchy="false">+</mo>
                      <mi>d</mi>
                    </mrow>
                    <mi>'</mi>
                    <mi>c</mi>
                  </mrow>
                </mtd>
                <mtd>
                  <mrow>
                    <mi>c</mi>
                    <mi>'</mi>
                    <mrow>
                      <mi>b</mi>
                      <mo stretchy="false">+</mo>
                      <mi>d</mi>
                    </mrow>
                    <mi>'</mi>
                    <mi>d</mi>
                  </mrow>
                </mtd>
              </mtr>
            </mtable>
          </mrow>
          <mo fence="true" stretchy="true">)</mo>
        </mrow>
      </mrow>
    </mrow>
    <annotation encoding="StarMath 5.0">M sup -1 M = left ( matrix { a' # b' ## c' # d' } right ) left ( matrix { a # b ## c # d } right ) = left ( matrix { a'a+b'c # a'b+b'd ## c'a+d'c # c'b+d'd } right )</annotation>
  </semantics>
</math>
</file>

<file path=Object 3/content.xml><?xml version="1.0" encoding="utf-8"?>
<math xmlns="http://www.w3.org/1998/Math/MathML" display="block">
  <semantics>
    <mrow>
      <msup>
        <mi>M</mi>
        <mrow>
          <mo stretchy="false">−</mo>
          <mn>1</mn>
        </mrow>
      </msup>
      <mrow>
        <mrow>
          <mi>M</mi>
          <mo stretchy="false">−</mo>
          <mi>I</mi>
        </mrow>
        <mo stretchy="false">=</mo>
        <mrow>
          <mo fence="true" stretchy="true">(</mo>
          <mrow>
            <mtable>
              <mtr>
                <mtd>
                  <mrow>
                    <mi>a</mi>
                    <mi>'</mi>
                    <mrow>
                      <mi>a</mi>
                      <mo stretchy="false">+</mo>
                      <mi>b</mi>
                    </mrow>
                    <mi>'</mi>
                    <mrow>
                      <mi>c</mi>
                      <mo stretchy="false">−</mo>
                      <mn>1</mn>
                    </mrow>
                  </mrow>
                </mtd>
                <mtd>
                  <mrow>
                    <mi>a</mi>
                    <mi>'</mi>
                    <mrow>
                      <mi>b</mi>
                      <mo stretchy="false">+</mo>
                      <mi>b</mi>
                    </mrow>
                    <mi>'</mi>
                    <mi>d</mi>
                  </mrow>
                </mtd>
              </mtr>
              <mtr>
                <mtd>
                  <mrow>
                    <mi>c</mi>
                    <mi>'</mi>
                    <mrow>
                      <mi>a</mi>
                      <mo stretchy="false">+</mo>
                      <mi>d</mi>
                    </mrow>
                    <mi>'</mi>
                    <mi>c</mi>
                  </mrow>
                </mtd>
                <mtd>
                  <mrow>
                    <mi>c</mi>
                    <mi>'</mi>
                    <mrow>
                      <mi>b</mi>
                      <mo stretchy="false">+</mo>
                      <mi>d</mi>
                    </mrow>
                    <mi>'</mi>
                    <mrow>
                      <mi>d</mi>
                      <mo stretchy="false">−</mo>
                      <mn>1</mn>
                    </mrow>
                  </mrow>
                </mtd>
              </mtr>
            </mtable>
          </mrow>
          <mo fence="true" stretchy="true">)</mo>
        </mrow>
      </mrow>
    </mrow>
    <annotation encoding="StarMath 5.0">M sup -1 M - I = left ( matrix { a'a+b'c-1 # a'b+b'd ## c'a+d'c # c'b+d'd-1 } right )</annotation>
  </semantics>
</math>
</file>

<file path=Object 4/content.xml><?xml version="1.0" encoding="utf-8"?>
<math xmlns="http://www.w3.org/1998/Math/MathML" display="block">
  <semantics>
    <mrow>
      <mrow>
        <msup>
          <mi>M</mi>
          <mrow>
            <mo stretchy="false">−</mo>
            <mn>1</mn>
          </mrow>
        </msup>
        <mo stretchy="false">=</mo>
        <mfrac>
          <mn>1</mn>
          <mrow>
            <mo fence="true" stretchy="false">(</mo>
            <mrow>
              <mrow>
                <mi mathvariant="italic">ad</mi>
                <mo stretchy="false">−</mo>
                <mi mathvariant="italic">bc</mi>
              </mrow>
            </mrow>
            <mo fence="true" stretchy="false">)</mo>
          </mrow>
        </mfrac>
      </mrow>
      <mrow>
        <mo fence="true" stretchy="true">(</mo>
        <mrow>
          <mtable>
            <mtr>
              <mtd>
                <mi>d</mi>
              </mtd>
              <mtd>
                <mrow>
                  <mo stretchy="false">−</mo>
                  <mi>b</mi>
                </mrow>
              </mtd>
            </mtr>
            <mtr>
              <mtd>
                <mrow>
                  <mo stretchy="false">−</mo>
                  <mi>c</mi>
                </mrow>
              </mtd>
              <mtd>
                <mi>a</mi>
              </mtd>
            </mtr>
          </mtable>
        </mrow>
        <mo fence="true" stretchy="true">)</mo>
      </mrow>
    </mrow>
    <annotation encoding="StarMath 5.0">M sup -1 = 1 over (ad - bc) left ( matrix { d # -b ## -c # a } right )</annotation>
  </semantics>
</math>
</file>